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647cm"/>
    </style:style>
    <style:style style:name="co4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6.827cm"/>
    </style:style>
    <style:style style:name="co8" style:family="table-column">
      <style:table-column-properties fo:break-before="auto" style:column-width="9.71cm"/>
    </style:style>
    <style:style style:name="ro3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4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99"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0.035cm solid #000000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border="0.035cm solid #000000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center"/>
      <style:text-properties style:font-name="돋움" fo:font-size="10pt" style:font-name-asian="돋움" style:font-size-asian="10pt" style:font-name-complex="돋움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1" style:family="table-cell" style:parent-style-name="Default" style:data-style-name="N0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style:font-name="돋움" fo:font-size="10pt" style:font-name-asian="돋움" style:font-size-asian="10pt" style:font-name-complex="돋움" style:font-size-complex="10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style:font-name="돋움" fo:font-size="10pt" style:font-name-asian="돋움" style:font-size-asian="10pt" style:font-name-complex="돋움" style:font-size-complex="10pt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start" fo:margin-left="0cm"/>
      <style:text-properties style:font-name="돋움" fo:font-size="10pt" style:font-name-asian="돋움" style:font-size-asian="10pt" style:font-name-complex="돋움" style:font-size-complex="10pt"/>
    </style:style>
    <style:style style:name="ce33" style:family="table-cell" style:parent-style-name="Default" style:data-style-name="N0">
      <style:table-cell-properties fo:border-bottom="0.035cm solid #000000" fo:background-color="#ffff9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0.035cm solid #000000" fo:border-right="0.035cm solid #000000" fo:border-top="none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35cm solid #000000" fo:border-right="0.035cm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T1" style:family="text">
      <style:text-properties style:font-name="돋움" style:font-name-asian="돋움" style:font-name-complex="돋움"/>
    </style:style>
  </office:automatic-styles>
  <office:body>
    <office:spreadsheet>
      <table:calculation-settings table:automatic-find-labels="false" table:use-regular-expressions="false"/>
      <table:table table:name="시트1" table:style-name="ta1">
        <table:table-column table:style-name="co3" table:default-cell-style-name="ce2"/>
        <table:table-column table:style-name="co4" table:number-columns-repeated="2" table:default-cell-style-name="ce3"/>
        <table:table-column table:style-name="co7" table:default-cell-style-name="ce18"/>
        <table:table-column table:style-name="co8" table:default-cell-style-name="ce3"/>
        <table:table-column table:style-name="co5" table:number-columns-repeated="1019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>
            <text:p>대상</text:p>
          </table:table-cell>
          <table:table-cell table:style-name="ce4" office:value-type="string">
            <text:p>요구기능</text:p>
          </table:table-cell>
          <table:table-cell table:style-name="ce4" office:value-type="string">
            <text:p>세부 요구사항</text:p>
          </table:table-cell>
          <table:table-cell table:style-name="ce33" office:value-type="string">
            <text:p>비고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1" table:number-rows-spanned="6">
            <text:p>공통</text:p>
            <text:p>(비회원,</text:p>
            <text:p>회원,</text:p>
            <text:p>관리자)</text:p>
          </table:table-cell>
          <table:table-cell table:style-name="ce10" office:value-type="string">
            <text:p>검색</text:p>
          </table:table-cell>
          <table:table-cell table:style-name="ce19" office:value-type="string">
            <text:p>검색창에 게시글, 해쉬태그 검색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table-cell table:style-name="ce10" office:value-type="string" table:number-columns-spanned="1" table:number-rows-spanned="2">
            <text:p>(지역 게시판)</text:p>
          </table:table-cell>
          <table:table-cell table:style-name="ce19" office:value-type="string">
            <text:p>지역별 아이콘 클릭시 해당 지역에 대한 정보로 페이지 내용이 변경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covered-table-cell table:style-name="ce10"/>
          <table:table-cell table:style-name="ce19" office:value-type="string">
            <text:p>게시글은 여행지 사진, 여행지 설명, 지도, 이용안내 등의 정보를 제공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5"/>
          <table:table-cell table:style-name="ce10" office:value-type="string">
            <text:p>(테마 게시판)</text:p>
          </table:table-cell>
          <table:table-cell table:style-name="ce19" office:value-type="string">
            <text:p>특정 테마별로 여행지를 묶어 여행정보 목록을 전시한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6"/>
          <table:table-cell table:style-name="ce5" office:value-type="string" table:number-columns-spanned="1" table:number-rows-spanned="2">
            <text:p>커뮤니티</text:p>
          </table:table-cell>
          <table:table-cell table:style-name="ce20" office:value-type="string">
            <text:p>게시글 목록을 조회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covered-table-cell table:style-name="ce6"/>
          <table:covered-table-cell table:style-name="ce11"/>
          <table:table-cell table:style-name="ce21" office:value-type="string">
            <text:p>게시글 상세 조회 및 댓글을 조회할 수 있다.</text:p>
          </table:table-cell>
          <table:table-cell table:style-name="ce6"/>
          <table:table-cell table:number-columns-repeated="1019"/>
        </table:table-row>
        <table:table-row table:style-name="ro2">
          <table:table-cell/>
          <table:table-cell table:style-name="ce7" office:value-type="string" table:number-columns-spanned="1" table:number-rows-spanned="5">
            <text:p>비회원</text:p>
          </table:table-cell>
          <table:table-cell table:style-name="ce7" office:value-type="string" table:number-columns-spanned="1" table:number-rows-spanned="5">
            <text:p>회원가입</text:p>
          </table:table-cell>
          <table:table-cell table:style-name="ce22" office:value-type="string">
            <text:p>비회원은 홈페이지에서 회원가입을 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3" office:value-type="string">
            <text:p>회원가입시 아이디, 비밀번호, 비밀번호 확인, 이름, 성별,</text:p>
            <text:p>생년월일, 이메일, 휴대폰번호를 반드시 입력해야 한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 office:value-type="string">
            <text:p>회원가입시 아이디는 4 ~ 20자의 영문 소문자, 숫자,</text:p>
            <text:p><text:s/>기존 가입자와 중복 여부 확인해야 한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 office:value-type="string">
            <text:p>회원가입시 비밀번호는 8 ~ 20자의 영문, 숫자, 특수문자 조합이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7"/>
          <table:table-cell table:style-name="ce25" office:value-type="string">
            <text:p>회원가입시 비밀번호 확인을 통해 비밀번호 일치 여부를 확인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table-cell table:style-name="ce9" office:value-type="string" table:number-columns-spanned="1" table:number-rows-spanned="15">
            <text:p>회원</text:p>
          </table:table-cell>
          <table:table-cell table:style-name="ce12" office:value-type="string">
            <text:p>로그인</text:p>
          </table:table-cell>
          <table:table-cell table:style-name="ce26" office:value-type="string">
            <text:p>로그인에서 아이디, 비밀번호를 입력하여 로그인 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아이디 찾기</text:p>
          </table:table-cell>
          <table:table-cell table:style-name="ce27" office:value-type="string">
            <text:p>아이디 찾기에서 이름과 이메일을 입력 받아 해당 정보와 일치하는 아이디 표시해준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비밀번호 찾기</text:p>
          </table:table-cell>
          <table:table-cell table:style-name="ce28" office:value-type="string">
            <text:p>비빌번호 찾기에서 아디디, 이메일, 휴대폰번호를 입력 받아 해당 정보와 일치하는 비밀번호 표시해준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 table:number-columns-spanned="1" table:number-rows-spanned="6">
            <text:p>마이페이지</text:p>
          </table:table-cell>
          <table:table-cell table:style-name="ce27" office:value-type="string">
            <text:p>내 정보 조회(이름, 생년월일, 이메일, 휴대폰번호, 성별)가 가능하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내 정보를 중 이메일, 휴대폰번호를 수정할 수 있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비밀번호 변경 페이지로 이동할 수 있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자신이 작성한 게시글 및 댓글을 조회할 수 있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회원탈퇴 페이지에서 이름, 비밀번호, 비밀번호 확인, 탈퇴시 입력문구(“탈퇴하겠습니다”) 입력시 회원탈퇴가 가능하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8" office:value-type="string">
            <text:p>로그아웃을 할 수 있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3" office:value-type="string">
            <text:p>비밀번호 변경</text:p>
          </table:table-cell>
          <table:table-cell table:style-name="ce27" office:value-type="string">
            <text:p>현재 비밀번호를 입력 후 새 비밀번호와 새 비밀번호 확인을 입력해 비밀번호를 변경할 수 있다.</text:p>
          </table:table-cell>
          <table:table-cell table:style-name="ce34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4" office:value-type="string" table:number-columns-spanned="1" table:number-rows-spanned="5">
            <text:p>커뮤니티</text:p>
          </table:table-cell>
          <table:table-cell table:style-name="ce28" office:value-type="string">
            <text:p>게시판에 게시글을 작성 및 수정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에 좋아요를 누를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에 좋아요를 취소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3"/>
          <table:table-cell table:style-name="ce29" office:value-type="string">
            <text:p>모든 게시글 목록을 조회순, 좋아요, 최신순으로 정렬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5"/>
          <table:table-cell table:style-name="ce30" office:value-type="string">
            <text:p>게시판에 게시글을 작성 및 수정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table-cell table:style-name="ce7" office:value-type="string" table:number-columns-spanned="1" table:number-rows-spanned="11">
            <text:p>관리자</text:p>
          </table:table-cell>
          <table:table-cell table:style-name="ce16" office:value-type="string">
            <text:p>로그인</text:p>
          </table:table-cell>
          <table:table-cell table:style-name="ce22" office:value-type="string">
            <text:p>관리자용Admin계정으로 로그인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8" office:value-type="string">
            <text:p>로그아웃</text:p>
          </table:table-cell>
          <table:table-cell table:style-name="ce23" office:value-type="string">
            <text:p>로그인 상태에서 로그인 상태에서 로그아웃 버튼을 누르면 로그아웃을 할 수 있다.</text:p>
          </table:table-cell>
          <table:table-cell table:style-name="ce35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8" office:value-type="string">
            <text:p>아이디찾기</text:p>
          </table:table-cell>
          <table:table-cell table:style-name="ce24" office:value-type="string">
            <text:p>아이디 찾기에서 아이디를 찾을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7" office:value-type="string">
            <text:p><text:span text:style-name="T1">비밀번호찾기</text:span></text:p>
          </table:table-cell>
          <table:table-cell table:style-name="ce31" office:value-type="string">
            <text:p>비밀번호 찾기를 눌러 비밀번호를 찾을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17" office:value-type="string" table:number-columns-spanned="1" table:number-rows-spanned="4">
            <text:p>관리자</text:p>
            <text:p>페이지</text:p>
          </table:table-cell>
          <table:table-cell table:style-name="ce31"/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1"/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covered-table-cell table:style-name="ce17"/>
          <table:table-cell table:style-name="ce31"/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/>
          <table:table-cell table:style-name="ce8"/>
          <table:table-cell table:number-columns-repeated="1019"/>
        </table:table-row>
        <table:table-row table:style-name="ro2">
          <table:table-cell/>
          <table:covered-table-cell table:style-name="ce8"/>
          <table:table-cell table:style-name="ce7" office:value-type="string" table:number-columns-spanned="1" table:number-rows-spanned="3">
            <text:p>커뮤니티</text:p>
          </table:table-cell>
          <table:table-cell table:style-name="ce24" office:value-type="string">
            <text:p>모든 게시판에 게시글 및 댓글을 작성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8"/>
          <table:table-cell table:style-name="ce24" office:value-type="string">
            <text:p>모든 게시판에 게시글 및 댓글을 삭제할 수 있다.</text:p>
          </table:table-cell>
          <table:table-cell table:style-name="ce8"/>
          <table:table-cell table:number-columns-repeated="1019"/>
        </table:table-row>
        <table:table-row table:style-name="ro2">
          <table:table-cell/>
          <table:covered-table-cell table:number-columns-repeated="2" table:style-name="ce7"/>
          <table:table-cell table:style-name="ce25" office:value-type="string">
            <text:p>모든 게시판에 게시글 및 댓글을 조회할 수 있다.</text:p>
          </table:table-cell>
          <table:table-cell table:style-name="ce7"/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시트3" table:style-name="ta1">
        <table:table-column table:style-name="co5" table:default-cell-style-name="ce32"/>
        <table:table-column table:style-name="co6" table:number-columns-repeated="1023" table:default-cell-style-name="ce32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28">2024-06-28</text:date>, <text:time>18:05:1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creation-date>2024-06-26T17:08:41Z</meta:creation-date>
    <dc:date>2024-06-28T18:05:10.48</dc:date>
    <meta:editing-cycles>8</meta:editing-cycles>
    <meta:editing-duration>PT1H40M10S</meta:editing-duration>
    <meta:document-statistic meta:table-count="3" meta:cell-count="58" meta:object-count="0"/>
  </office:meta>
</office:document-meta>
</file>